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stroke-linejoin="none" svg:stroke-linecap="round" draw:fill="solid" draw:fill-color="#729fcf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7cm" svg:height="1.518cm" svg:x="0.475cm" svg:y="0.101cm" svg:viewBox="0 0 771 1519" svg:d="M340 0h71c1 1 4 3 5 6v29c15 28 68 58 162 90 129 36 193 89 193 160 0 74-32 137-98 185h-4l-24-24c33-25 50-59 50-102 0-36-62-72-183-109-51-21-83-38-96-52l4 1184c0 79-60 129-179 152h-47c-129 0-194-43-194-129 0-67 57-106 170-118h19c52 0 101 16 149 49v-225l-3 1-16 7-17 7-19 6-42 9h-47-24l-21-2-20-2-20-4-17-5-16-4-15-7-12-8-12-8-10-10-8-10-7-12-5-12-4-14-3-14v-16-12l3-12 2-11 6-11 5-9 8-9 8-8 11-8 10-7 13-6 14-6 16-6 16-3 18-5 40-6h19l20 2 18 2 19 3 19 6 18 7 19 8 18 9 18 12v-271l-3 1-16 7-17 7-19 6-42 9h-47-24l-21-2-20-3-20-3-17-5-16-4-15-7-12-8-12-8-10-10-8-10-7-12-5-12-4-14-3-14v-17-11l3-12 2-11 6-11 5-9 8-9 8-8 11-8 10-7 13-6 14-6 16-6 16-3 18-5 40-6h19l20 1 18 3 19 3 19 6 18 7 19 8 18 9 18 12-4-483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2$Linux_X86_64 LibreOffice_project/40$Build-2</meta:generator>
    <dc:date>2020-05-27T14:49:14.883981225</dc:date>
    <meta:editing-duration>PT5H49M57S</meta:editing-duration>
    <meta:editing-cycles>16</meta:editing-cycles>
    <meta:document-statistic meta:object-count="1"/>
  </office:meta>
</office:document-meta>
</file>